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0.892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1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8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number-columns-repeated="1011" table:default-cell-style-name="ce24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42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1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42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42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42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42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42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42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42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42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51</text:p>
          </table:table-cell>
          <table:table-cell/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42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700</text:p>
          </table:table-cell>
          <table:table-cell table:number-columns-repeated="5"/>
          <table:table-cell office:value-type="string" calcext:value-type="string">
            <text:p>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42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2" table:number-columns-repeated="1021" table:default-cell-style-name="ce24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2" table:number-columns-repeated="1020" table:default-cell-style-name="ce24"/>
        <table:table-row table:style-name="ro3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.00.0000</text:date>, <text:time style:data-style-name="N2" text:time-value="17:05:43.2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18T17:14:21.424000000</dc:date>
    <meta:editing-duration>P8DT17H59M55S</meta:editing-duration>
    <meta:editing-cycles>3838</meta:editing-cycles>
    <meta:document-statistic meta:table-count="3" meta:cell-count="265" meta:object-count="0"/>
    <meta:user-defined meta:name="qrichtext">1</meta:user-defined>
  </office:meta>
</office:document-meta>
</file>